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nventions</text:p>
      <text:p text:style-name="Standard"/>
      <text:p text:style-name="Standard">Nommage des Classes ActionScript</text:p>
      <text:p text:style-name="Standard"/>
      <text:list xml:id="list42456588" text:style-name="L1">
        <text:list-item>
          <text:p text:style-name="P1">Toutes les classes appartenant au Moteur de Symfla CMS doivent etre préfixées par </text:p>
        </text:list-item>
      </text:list>
      <text:p text:style-name="Standard">"symfla" (exemple "symflaMaClasse.as"</text:p>
      <text:p text:style-name="Standard"/>
      <text:p text:style-name="Standard">Nommage interne des Classes ActionScript</text:p>
      <text:p text:style-name="Standard"/>
      <text:list xml:id="list42445791" text:style-name="L2">
        <text:list-item>
          <text:p text:style-name="P2">Les fonctions ou variables Privées ou Protégées <text:span text:style-name="T1">doivent être préfixées</text:span> par "_" (exemple : "<text:span text:style-name="T2">private func _mafonction():void{}</text:span>")</text:p>
        </text:list-item>
        <text:list-item>
          <text:p text:style-name="P2">Les fonctions et variables Publiques <text:span text:style-name="T1">ne sont pas préfixées</text:span> mais <text:span text:style-name="T1">doivent commencer</text:span> par une minuscule</text:p>
        </text:list-item>
        <text:list-item>
          <text:p text:style-name="P2">Les variables Statiques <text:span text:style-name="T1">sont</text:span> en majuscules (qu'elles soient privées ou publiques)</text:p>
        </text:list-item>
        <text:list-item>
          <text:p text:style-name="P2">Les fonctions Statiques <text:span text:style-name="T1">commencent</text:span> par une majuscule (qu'elles soient privées ou publiques)</text:p>
        </text:list-item>
        <text:list-item>
          <text:p text:style-name="P2">Les paramétres des fonctions sont préfixées par "p" (exemple: "<text:span text:style-name="T2">maFonctionPublique(pMonParametre:String):void { trace(pMonParametre);}</text:span>" )</text:p>
        </text:list-item>
        <text:list-item>
          <text:p text:style-name="P2">les variable Internes aux fonctions sont préfixées par "f" (exemple: "<text:line-break/> <text:s/><text:span text:style-name="T2"><text:s/>maFonction():void{ <text:line-break/> <text:s text:c="4"/>var fMaVariable:String= "toto";<text:line-break/> <text:s text:c="4"/>trace("MaVariable ="+fMaVariable);<text:line-break/> <text:s text:c="2"/>}</text:span><text:line-break/>"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12M15S</meta:editing-duration>
    <meta:editing-cycles>8</meta:editing-cycles>
    <meta:generator>OpenOffice.org/3.1$Win32 OpenOffice.org_project/310m19$Build-9420</meta:generator>
    <dc:date>2010-07-08T22:36:12.63</dc:date>
    <dc:creator>Sylvain LABRE</dc:creator>
    <meta:document-statistic meta:table-count="0" meta:image-count="0" meta:object-count="0" meta:page-count="1" meta:paragraph-count="11" meta:word-count="120" meta:character-count="920"/>
    <meta:user-defined meta:name="Info 1"/>
    <meta:user-defined meta:name="Info 2"/>
    <meta:user-defined meta:name="Info 3"/>
    <meta:user-defined meta:name="Info 4"/>
  </office:meta>
</office:document-meta>
</file>